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89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  <style:text-properties fo:color="#336600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5"/>
        <table:table-column table:style-name="co3" table:number-columns-repeated="7" table:default-cell-style-name="ce2"/>
        <table:table-column table:style-name="co4" table:default-cell-style-name="ce2"/>
        <table:table-row table:style-name="ro1">
          <table:table-cell table:style-name="ce1" table:number-columns-spanned="2" table:number-rows-spanned="2"/>
          <table:covered-table-cell table:style-name="ce1"/>
          <table:table-cell table:style-name="ce4" office:value-type="string" calcext:value-type="string" table:number-columns-spanned="10" table:number-rows-spanned="1">
            <text:p>Number of Defenders</text:p>
          </table:table-cell>
          <table:covered-table-cell table:style-name="ce2"/>
          <table:covered-table-cell table:number-columns-repeated="8"/>
        </table:table-row>
        <table:table-row table:style-name="ro1">
          <table:covered-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Number of Attacker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416219" calcext:value-type="float">
            <text:p>0.416219</text:p>
          </table:table-cell>
          <table:table-cell table:style-name="ce2" office:value-type="float" office:value="0.106604" calcext:value-type="float">
            <text:p>0.106604</text:p>
          </table:table-cell>
          <table:table-cell office:value-type="float" office:value="0.018317" calcext:value-type="float">
            <text:p>0.018317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754308" calcext:value-type="float">
            <text:p>0.754308</text:p>
          </table:table-cell>
          <table:table-cell table:style-name="ce2" office:value-type="float" office:value="0.36322" calcext:value-type="float">
            <text:p>0.36322</text:p>
          </table:table-cell>
          <table:table-cell office:value-type="float" office:value="0.121765" calcext:value-type="float">
            <text:p>0.121765</text:p>
          </table:table-cell>
          <table:table-cell office:value-type="float" office:value="0.050206" calcext:value-type="float">
            <text:p>0.050206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0.006444" calcext:value-type="float">
            <text:p>0.006444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916142" calcext:value-type="float">
            <text:p>0.916142</text:p>
          </table:table-cell>
          <table:table-cell office:value-type="float" office:value="0.656293" calcext:value-type="float">
            <text:p>0.656293</text:p>
          </table:table-cell>
          <table:table-cell office:value-type="float" office:value="0.327549" calcext:value-type="float">
            <text:p>0.327549</text:p>
          </table:table-cell>
          <table:table-cell office:value-type="float" office:value="0.208319" calcext:value-type="float">
            <text:p>0.208319</text:p>
          </table:table-cell>
          <table:table-cell office:value-type="float" office:value="0.116919" calcext:value-type="float">
            <text:p>0.116919</text:p>
          </table:table-cell>
          <table:table-cell office:value-type="float" office:value="0.056287" calcext:value-type="float">
            <text:p>0.056287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004687" calcext:value-type="float">
            <text:p>0.00468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97133" calcext:value-type="float">
            <text:p>0.97133</text:p>
          </table:table-cell>
          <table:table-cell office:value-type="float" office:value="0.785306" calcext:value-type="float">
            <text:p>0.785306</text:p>
          </table:table-cell>
          <table:table-cell office:value-type="float" office:value="0.436943" calcext:value-type="float">
            <text:p>0.436943</text:p>
          </table:table-cell>
          <table:table-cell office:value-type="float" office:value="0.308011" calcext:value-type="float">
            <text:p>0.308011</text:p>
          </table:table-cell>
          <table:table-cell office:value-type="float" office:value="0.191983" calcext:value-type="float">
            <text:p>0.191983</text:p>
          </table:table-cell>
          <table:table-cell office:value-type="float" office:value="0.109161" calcext:value-type="float">
            <text:p>0.109161</text:p>
          </table:table-cell>
          <table:table-cell office:value-type="float" office:value="0.069319" calcext:value-type="float">
            <text:p>0.069319</text:p>
          </table:table-cell>
          <table:table-cell office:value-type="float" office:value="0.038865" calcext:value-type="float">
            <text:p>0.038865</text:p>
          </table:table-cell>
          <table:table-cell office:value-type="float" office:value="0.022025" calcext:value-type="float">
            <text:p>0.022025</text:p>
          </table:table-cell>
          <table:table-cell office:value-type="float" office:value="0.013422" calcext:value-type="float">
            <text:p>0.01342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990352" calcext:value-type="float">
            <text:p>0.990352</text:p>
          </table:table-cell>
          <table:table-cell office:value-type="float" office:value="0.890022" calcext:value-type="float">
            <text:p>0.890022</text:p>
          </table:table-cell>
          <table:table-cell table:style-name="ce5" office:value-type="float" office:value="0.566276" calcext:value-type="float">
            <text:p>0.566276</text:p>
          </table:table-cell>
          <table:table-cell office:value-type="float" office:value="0.410618" calcext:value-type="float">
            <text:p>0.410618</text:p>
          </table:table-cell>
          <table:table-cell office:value-type="float" office:value="0.277562" calcext:value-type="float">
            <text:p>0.277562</text:p>
          </table:table-cell>
          <table:table-cell office:value-type="float" office:value="0.177687" calcext:value-type="float">
            <text:p>0.177687</text:p>
          </table:table-cell>
          <table:table-cell office:value-type="float" office:value="0.113365" calcext:value-type="float">
            <text:p>0.113365</text:p>
          </table:table-cell>
          <table:table-cell office:value-type="float" office:value="0.070603" calcext:value-type="float">
            <text:p>0.070603</text:p>
          </table:table-cell>
          <table:table-cell office:value-type="float" office:value="0.043922" calcext:value-type="float">
            <text:p>0.043922</text:p>
          </table:table-cell>
          <table:table-cell office:value-type="float" office:value="0.026229" calcext:value-type="float">
            <text:p>0.02622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996695" calcext:value-type="float">
            <text:p>0.996695</text:p>
          </table:table-cell>
          <table:table-cell office:value-type="float" office:value="0.934222" calcext:value-type="float">
            <text:p>0.934222</text:p>
          </table:table-cell>
          <table:table-cell table:style-name="ce5" office:value-type="float" office:value="0.6837" calcext:value-type="float">
            <text:p>0.6837</text:p>
          </table:table-cell>
          <table:table-cell table:style-name="ce5" office:value-type="float" office:value="0.524509" calcext:value-type="float">
            <text:p>0.524509</text:p>
          </table:table-cell>
          <table:table-cell office:value-type="float" office:value="0.376052" calcext:value-type="float">
            <text:p>0.376052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173138" calcext:value-type="float">
            <text:p>0.173138</text:p>
          </table:table-cell>
          <table:table-cell office:value-type="float" office:value="0.114576" calcext:value-type="float">
            <text:p>0.114576</text:p>
          </table:table-cell>
          <table:table-cell office:value-type="float" office:value="0.073229" calcext:value-type="float">
            <text:p>0.073229</text:p>
          </table:table-cell>
          <table:table-cell office:value-type="float" office:value="0.046928" calcext:value-type="float">
            <text:p>0.04692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66518" calcext:value-type="float">
            <text:p>0.966518</text:p>
          </table:table-cell>
          <table:table-cell table:style-name="ce5" office:value-type="float" office:value="0.754806" calcext:value-type="float">
            <text:p>0.754806</text:p>
          </table:table-cell>
          <table:table-cell table:style-name="ce5" office:value-type="float" office:value="0.604818" calcext:value-type="float">
            <text:p>0.604818</text:p>
          </table:table-cell>
          <table:table-cell office:value-type="float" office:value="0.462854" calcext:value-type="float">
            <text:p>0.462854</text:p>
          </table:table-cell>
          <table:table-cell office:value-type="float" office:value="0.331116" calcext:value-type="float">
            <text:p>0.331116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163161" calcext:value-type="float">
            <text:p>0.163161</text:p>
          </table:table-cell>
          <table:table-cell office:value-type="float" office:value="0.11036" calcext:value-type="float">
            <text:p>0.11036</text:p>
          </table:table-cell>
          <table:table-cell office:value-type="float" office:value="0.074138" calcext:value-type="float">
            <text:p>0.07413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999613" calcext:value-type="float">
            <text:p>0.999613</text:p>
          </table:table-cell>
          <table:table-cell office:value-type="float" office:value="0.980404" calcext:value-type="float">
            <text:p>0.980404</text:p>
          </table:table-cell>
          <table:table-cell table:style-name="ce5" office:value-type="float" office:value="0.816064" calcext:value-type="float">
            <text:p>0.816064</text:p>
          </table:table-cell>
          <table:table-cell table:style-name="ce5" office:value-type="float" office:value="0.684248" calcext:value-type="float">
            <text:p>0.684248</text:p>
          </table:table-cell>
          <table:table-cell table:style-name="ce5" office:value-type="float" office:value="0.541422" calcext:value-type="float">
            <text:p>0.541422</text:p>
          </table:table-cell>
          <table:table-cell office:value-type="float" office:value="0.409399" calcext:value-type="float">
            <text:p>0.409399</text:p>
          </table:table-cell>
          <table:table-cell office:value-type="float" office:value="0.303897" calcext:value-type="float">
            <text:p>0.303897</text:p>
          </table:table-cell>
          <table:table-cell office:value-type="float" office:value="0.218453" calcext:value-type="float">
            <text:p>0.218453</text:p>
          </table:table-cell>
          <table:table-cell office:value-type="float" office:value="0.154729" calcext:value-type="float">
            <text:p>0.154729</text:p>
          </table:table-cell>
          <table:table-cell office:value-type="float" office:value="0.106237" calcext:value-type="float">
            <text:p>0.10623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0105" calcext:value-type="float">
            <text:p>0.990105</text:p>
          </table:table-cell>
          <table:table-cell table:style-name="ce5" office:value-type="float" office:value="0.869988" calcext:value-type="float">
            <text:p>0.869988</text:p>
          </table:table-cell>
          <table:table-cell table:style-name="ce5" office:value-type="float" office:value="0.74858" calcext:value-type="float">
            <text:p>0.74858</text:p>
          </table:table-cell>
          <table:table-cell table:style-name="ce5" office:value-type="float" office:value="0.615279" calcext:value-type="float">
            <text:p>0.615279</text:p>
          </table:table-cell>
          <table:table-cell office:value-type="float" office:value="0.485934" calcext:value-type="float">
            <text:p>0.485934</text:p>
          </table:table-cell>
          <table:table-cell office:value-type="float" office:value="0.373181" calcext:value-type="float">
            <text:p>0.373181</text:p>
          </table:table-cell>
          <table:table-cell office:value-type="float" office:value="0.280169" calcext:value-type="float">
            <text:p>0.280169</text:p>
          </table:table-cell>
          <table:table-cell office:value-type="float" office:value="0.203623" calcext:value-type="float">
            <text:p>0.203623</text:p>
          </table:table-cell>
          <table:table-cell office:value-type="float" office:value="0.144975" calcext:value-type="float">
            <text:p>0.144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3T21:55:12.822923700</dc:date>
    <meta:editing-duration>PT9M58S</meta:editing-duration>
    <meta:editing-cycles>1</meta:editing-cycles>
    <meta:document-statistic meta:table-count="1" meta:cell-count="111" meta:object-count="0"/>
  </office:meta>
</office:document-meta>
</file>